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BlinkMacSystemFont, 'Segoe UI', Roboto, Oxygen, Ubuntu, Cantarell, 'Fira Sans', 'Droid Sans', 'Helvetica Neue',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officeooo:rsid="000b64ea" officeooo:paragraph-rsid="000b64ea" style:font-size-asian="14pt" style:font-size-complex="14pt"/>
    </style:style>
    <style:style style:name="P2" style:family="paragraph" style:parent-style-name="Standard">
      <style:paragraph-properties fo:line-height="150%"/>
      <style:text-properties style:font-name="Ubuntu" fo:font-size="14pt" officeooo:rsid="000d5bde" officeooo:paragraph-rsid="000d5bde" style:font-size-asian="14pt" style:font-size-complex="14pt"/>
    </style:style>
    <style:style style:name="P3" style:family="paragraph" style:parent-style-name="Standard">
      <style:paragraph-properties fo:line-height="150%"/>
      <style:text-properties style:font-name="Ubuntu" fo:font-size="14pt" officeooo:rsid="000ec9cd" officeooo:paragraph-rsid="00134681" style:font-size-asian="14pt" style:font-size-complex="14pt"/>
    </style:style>
    <style:style style:name="P4" style:family="paragraph" style:parent-style-name="Standard">
      <style:paragraph-properties fo:line-height="150%"/>
      <style:text-properties style:font-name="Ubuntu" fo:font-size="14pt" officeooo:rsid="000ec9cd" officeooo:paragraph-rsid="00168729" style:font-size-asian="14pt" style:font-size-complex="14pt"/>
    </style:style>
    <style:style style:name="P5" style:family="paragraph" style:parent-style-name="Standard">
      <style:paragraph-properties fo:line-height="150%"/>
      <style:text-properties style:font-name="Ubuntu" fo:font-size="14pt" officeooo:rsid="001036b6" officeooo:paragraph-rsid="001036b6" style:font-size-asian="14pt" style:font-size-complex="14pt"/>
    </style:style>
    <style:style style:name="P6" style:family="paragraph" style:parent-style-name="Standard">
      <style:paragraph-properties fo:line-height="150%"/>
      <style:text-properties style:font-name="Ubuntu" fo:font-size="14pt" officeooo:rsid="00168729" officeooo:paragraph-rsid="00168729" style:font-size-asian="14pt" style:font-size-complex="14pt"/>
    </style:style>
    <style:style style:name="P7" style:family="paragraph" style:parent-style-name="Standard">
      <style:paragraph-properties fo:line-height="150%"/>
      <style:text-properties style:font-name="Ubuntu" fo:font-size="14pt" officeooo:rsid="0018d5c3" officeooo:paragraph-rsid="0018d5c3" style:font-size-asian="14pt" style:font-size-complex="14pt"/>
    </style:style>
    <style:style style:name="P8" style:family="paragraph" style:parent-style-name="Standard">
      <style:paragraph-properties fo:line-height="150%"/>
      <style:text-properties style:font-name="Ubuntu" fo:font-size="14pt" officeooo:rsid="0018d5c3" officeooo:paragraph-rsid="001f9ac8" style:font-size-asian="14pt" style:font-size-complex="14pt"/>
    </style:style>
    <style:style style:name="P9" style:family="paragraph" style:parent-style-name="Standard">
      <style:paragraph-properties fo:line-height="150%"/>
      <style:text-properties style:font-name="Ubuntu" fo:font-size="14pt" officeooo:rsid="001f9ac8" officeooo:paragraph-rsid="001f9ac8" style:font-size-asian="14pt" style:font-size-complex="14pt"/>
    </style:style>
    <style:style style:name="P10" style:family="paragraph" style:parent-style-name="Standard">
      <style:paragraph-properties fo:line-height="150%"/>
      <style:text-properties style:font-name="Ubuntu" fo:font-size="14pt" officeooo:rsid="0020ddb3" officeooo:paragraph-rsid="0022d192" style:font-size-asian="14pt" style:font-size-complex="14pt"/>
    </style:style>
    <style:style style:name="P11" style:family="paragraph" style:parent-style-name="Standard">
      <style:paragraph-properties fo:line-height="150%"/>
      <style:text-properties style:font-name="Ubuntu" fo:font-size="14pt" officeooo:rsid="0020ddb3" officeooo:paragraph-rsid="002414de" style:font-size-asian="14pt" style:font-size-complex="14pt"/>
    </style:style>
    <style:style style:name="P12" style:family="paragraph" style:parent-style-name="Standard">
      <style:paragraph-properties fo:line-height="150%"/>
      <style:text-properties style:font-name="Ubuntu" fo:font-size="14pt" officeooo:rsid="0020ddb3" officeooo:paragraph-rsid="00244929" style:font-size-asian="14pt" style:font-size-complex="14pt"/>
    </style:style>
    <style:style style:name="P13" style:family="paragraph" style:parent-style-name="Standard">
      <style:paragraph-properties fo:line-height="150%"/>
      <style:text-properties style:font-name="Ubuntu" fo:font-size="14pt" officeooo:rsid="002414de" officeooo:paragraph-rsid="00244929" style:font-size-asian="14pt" style:font-size-complex="14pt"/>
    </style:style>
    <style:style style:name="P14" style:family="paragraph" style:parent-style-name="Standard">
      <style:paragraph-properties fo:line-height="150%"/>
      <style:text-properties style:font-name="Ubuntu" fo:font-size="14pt" officeooo:rsid="0025821f" officeooo:paragraph-rsid="0025821f" fo:background-color="#dddddd" style:font-size-asian="14pt" style:font-size-complex="14pt"/>
    </style:style>
    <style:style style:name="P15" style:family="paragraph" style:parent-style-name="Heading_20_1">
      <style:paragraph-properties fo:line-height="150%" fo:text-align="center" style:justify-single-word="false"/>
      <style:text-properties style:font-name="Ubuntu"/>
    </style:style>
    <style:style style:name="P16" style:family="paragraph" style:parent-style-name="Heading_20_2">
      <style:paragraph-properties fo:line-height="150%" fo:text-align="center" style:justify-single-word="false"/>
      <style:text-properties style:font-name="Ubuntu"/>
    </style:style>
    <style:style style:name="P17" style:family="paragraph" style:parent-style-name="Heading_20_2">
      <style:paragraph-properties fo:line-height="150%" fo:text-align="center" style:justify-single-word="false"/>
      <style:text-properties style:font-name="Ubuntu" officeooo:paragraph-rsid="00331498"/>
    </style:style>
    <style:style style:name="P18" style:family="paragraph" style:parent-style-name="Heading_20_2">
      <style:paragraph-properties fo:line-height="150%" fo:text-align="center" style:justify-single-word="false"/>
      <style:text-properties style:font-name="Ubuntu"/>
    </style:style>
    <style:style style:name="P19" style:family="paragraph" style:parent-style-name="Standard">
      <style:paragraph-properties fo:line-height="150%"/>
      <style:text-properties style:font-name="Ubuntu" fo:font-size="14pt" officeooo:rsid="00109d67" officeooo:paragraph-rsid="00168729" fo:background-color="#dddddd" style:font-size-asian="14pt" style:font-size-complex="14pt"/>
    </style:style>
    <style:style style:name="P20" style:family="paragraph" style:parent-style-name="Standard">
      <style:paragraph-properties fo:line-height="150%"/>
      <style:text-properties style:font-name="Ubuntu" fo:font-size="14pt" officeooo:rsid="002b2565" officeooo:paragraph-rsid="002bd4e3" fo:background-color="#dddddd" style:font-size-asian="14pt" style:font-size-complex="14pt"/>
    </style:style>
    <style:style style:name="P21" style:family="paragraph" style:parent-style-name="Standard">
      <style:paragraph-properties fo:line-height="150%"/>
      <style:text-properties style:font-name="Ubuntu" fo:font-size="14pt" officeooo:rsid="002b2565" officeooo:paragraph-rsid="002d3d94" fo:background-color="#dddddd" style:font-size-asian="14pt" style:font-size-complex="14pt"/>
    </style:style>
    <style:style style:name="P22" style:family="paragraph" style:parent-style-name="Standard">
      <style:paragraph-properties fo:line-height="150%"/>
      <style:text-properties style:font-name="Ubuntu" fo:font-size="14pt" officeooo:rsid="002bd4e3" officeooo:paragraph-rsid="002d3d94" fo:background-color="#dddddd" style:font-size-asian="14pt" style:font-size-complex="14pt"/>
    </style:style>
    <style:style style:name="P23" style:family="paragraph" style:parent-style-name="Standard">
      <style:paragraph-properties fo:line-height="150%"/>
      <style:text-properties style:font-name="Ubuntu" fo:font-size="14pt" officeooo:rsid="002785a9" officeooo:paragraph-rsid="002785a9" style:font-size-asian="14pt" style:font-size-complex="14pt"/>
    </style:style>
    <style:style style:name="P24" style:family="paragraph" style:parent-style-name="Standard">
      <style:paragraph-properties fo:line-height="150%"/>
      <style:text-properties style:font-name="Ubuntu" fo:font-size="14pt" officeooo:rsid="002b2565" officeooo:paragraph-rsid="002bd4e3" style:font-size-asian="14pt" style:font-size-complex="14pt"/>
    </style:style>
    <style:style style:name="P25" style:family="paragraph" style:parent-style-name="Standard">
      <style:paragraph-properties fo:line-height="150%"/>
      <style:text-properties style:font-name="Ubuntu" fo:font-size="14pt" officeooo:rsid="002bd4e3" officeooo:paragraph-rsid="002bd4e3" style:font-size-asian="14pt" style:font-size-complex="14pt"/>
    </style:style>
    <style:style style:name="P26" style:family="paragraph" style:parent-style-name="Standard">
      <style:paragraph-properties fo:line-height="150%"/>
      <style:text-properties style:font-name="Ubuntu" fo:font-size="14pt" officeooo:rsid="002bd4e3" officeooo:paragraph-rsid="002d3d94" style:font-size-asian="14pt" style:font-size-complex="14pt"/>
    </style:style>
    <style:style style:name="P27" style:family="paragraph" style:parent-style-name="Standard">
      <style:paragraph-properties fo:line-height="150%"/>
      <style:text-properties style:font-name="Ubuntu" fo:font-size="14pt" officeooo:rsid="002d3d94" officeooo:paragraph-rsid="002d3d94" style:font-size-asian="14pt" style:font-size-complex="14pt"/>
    </style:style>
    <style:style style:name="P28" style:family="paragraph" style:parent-style-name="Standard">
      <style:paragraph-properties fo:line-height="150%"/>
      <style:text-properties style:font-name="Ubuntu" fo:font-size="14pt" style:font-size-asian="14pt" style:font-size-complex="14pt"/>
    </style:style>
    <style:style style:name="P29" style:family="paragraph" style:parent-style-name="Standard">
      <style:paragraph-properties fo:line-height="150%"/>
      <style:text-properties style:font-name="Ubuntu" fo:font-size="14pt" officeooo:paragraph-rsid="0030938c" style:font-size-asian="14pt" style:font-size-complex="14pt"/>
    </style:style>
    <style:style style:name="P30" style:family="paragraph" style:parent-style-name="Standard">
      <style:paragraph-properties fo:line-height="150%" fo:text-align="center" style:justify-single-word="false"/>
      <style:text-properties style:font-name="Ubuntu" fo:font-size="14pt" officeooo:paragraph-rsid="00331498" style:font-size-asian="14pt" style:font-size-complex="14pt"/>
    </style:style>
    <style:style style:name="T1" style:family="text">
      <style:text-properties officeooo:rsid="000b6332"/>
    </style:style>
    <style:style style:name="T2" style:family="text">
      <style:text-properties fo:background-color="#dddddd" loext:char-shading-value="0"/>
    </style:style>
    <style:style style:name="T3" style:family="text">
      <style:text-properties officeooo:rsid="000ec9cd" fo:background-color="#dddddd" loext:char-shading-value="0"/>
    </style:style>
    <style:style style:name="T4" style:family="text">
      <style:text-properties officeooo:rsid="0029467f" fo:background-color="#dddddd" loext:char-shading-value="0"/>
    </style:style>
    <style:style style:name="T5" style:family="text">
      <style:text-properties officeooo:rsid="0030938c" fo:background-color="#dddddd" loext:char-shading-value="0"/>
    </style:style>
    <style:style style:name="T6" style:family="text">
      <style:text-properties officeooo:rsid="00327d98" fo:background-color="#dddddd" loext:char-shading-value="0"/>
    </style:style>
    <style:style style:name="T7" style:family="text">
      <style:text-properties officeooo:rsid="00327d98" fo:background-color="#dddddd" loext:char-shading-value="0"/>
    </style:style>
    <style:style style:name="T8" style:family="text">
      <style:text-properties fo:background-color="#dddddd" loext:char-shading-value="0"/>
    </style:style>
    <style:style style:name="T9" style:family="text">
      <style:text-properties fo:font-weight="bold" style:font-weight-asian="bold" style:font-weight-complex="bold"/>
    </style:style>
    <style:style style:name="T10" style:family="text">
      <style:text-properties fo:font-weight="bold" officeooo:rsid="000ec9cd" style:font-weight-asian="bold" style:font-weight-complex="bold"/>
    </style:style>
    <style:style style:name="T11" style:family="text">
      <style:text-properties fo:font-weight="bold" officeooo:rsid="0022d192" style:font-weight-asian="bold" style:font-weight-complex="bold"/>
    </style:style>
    <style:style style:name="T12" style:family="text">
      <style:text-properties fo:font-weight="bold" officeooo:rsid="002414de" style:font-weight-asian="bold" style:font-weight-complex="bold"/>
    </style:style>
    <style:style style:name="T13" style:family="text">
      <style:text-properties fo:font-weight="bold" officeooo:rsid="00244929" style:font-weight-asian="bold" style:font-weight-complex="bold"/>
    </style:style>
    <style:style style:name="T14" style:family="text">
      <style:text-properties fo:font-weight="bold" officeooo:rsid="0020ddb3" style:font-weight-asian="bold" style:font-weight-complex="bold"/>
    </style:style>
    <style:style style:name="T15" style:family="text">
      <style:text-properties officeooo:rsid="000ec9cd"/>
    </style:style>
    <style:style style:name="T16" style:family="text">
      <style:text-properties officeooo:rsid="001036b6"/>
    </style:style>
    <style:style style:name="T17" style:family="text">
      <style:text-properties officeooo:rsid="00109d67"/>
    </style:style>
    <style:style style:name="T18" style:family="text">
      <style:text-properties officeooo:rsid="0012d642"/>
    </style:style>
    <style:style style:name="T19" style:family="text">
      <style:text-properties officeooo:rsid="0013e35f"/>
    </style:style>
    <style:style style:name="T20" style:family="text">
      <style:text-properties officeooo:rsid="00168729"/>
    </style:style>
    <style:style style:name="T21" style:family="text">
      <style:text-properties officeooo:rsid="001f39a2"/>
    </style:style>
    <style:style style:name="T22" style:family="text">
      <style:text-properties officeooo:rsid="001f9ac8"/>
    </style:style>
    <style:style style:name="T23" style:family="text">
      <style:text-properties officeooo:rsid="0022d192"/>
    </style:style>
    <style:style style:name="T24" style:family="text">
      <style:text-properties officeooo:rsid="002414de"/>
    </style:style>
    <style:style style:name="T25" style:family="text">
      <style:text-properties officeooo:rsid="002902ce"/>
    </style:style>
    <style:style style:name="T26" style:family="text">
      <style:text-properties officeooo:rsid="0029467f"/>
    </style:style>
    <style:style style:name="T27" style:family="text">
      <style:text-properties officeooo:rsid="002bd4e3"/>
    </style:style>
    <style:style style:name="T28" style:family="text">
      <style:text-properties officeooo:rsid="002d3d94"/>
    </style:style>
    <style:style style:name="T29" style:family="text">
      <style:text-properties officeooo:rsid="002ee897"/>
    </style:style>
    <style:style style:name="T30" style:family="text">
      <style:text-properties officeooo:rsid="0030938c"/>
    </style:style>
    <style:style style:name="T31" style:family="text">
      <style:text-properties fo:font-variant="normal" fo:text-transform="none" style:font-name="Inter" fo:font-size="10.9499998092651pt" fo:letter-spacing="normal" fo:font-style="normal" fo:font-weight="normal"/>
    </style:style>
    <style:style style:name="T32" style:family="text">
      <style:text-properties officeooo:rsid="00327d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lip <text:span text:style-name="T1">p</text:span>ath</text:h>
      <text:p text:style-name="P1">Cria uma região de recorte que define qual parte de um elemento deve ser mostrada. As partes que estão dentro da região são mostradas, enquanto as que estão fora ficam escondidas:</text:p>
      <text:p text:style-name="P5"><text:span text:style-name="T2">clip-path: <text:s/>; </text:span><text:s/>- Atributo</text:p>
      <text:p text:style-name="P5"><text:span text:style-name="T2">&lt;clipPath&gt; &lt;/clipPath&gt; </text:span><text:s/>- Elemento (do tipo SVG)</text:p>
      <text:h text:style-name="P16" text:outline-level="2">Valores</text:h>
      <text:p text:style-name="P2"><text:span text:style-name="T10">n</text:span><text:span text:style-name="T9">one -</text:span> É o valor padrão. Nada será feito ou o que foi feito será <text:span text:style-name="T15">tudo desfeito: </text:span><text:span text:style-name="T3">clip-path: none; </text:span></text:p>
      <text:p text:style-name="P2"/>
      <text:p text:style-name="P4"><text:span text:style-name="T9">url -</text:span> <text:span text:style-name="T16">Refer</text:span><text:span text:style-name="T20">ê</text:span><text:span text:style-name="T16">ncia um elemento &lt;clipPath&gt;</text:span><text:span text:style-name="T17">, ou seja, define o caminho de um clipPath elemento. O caminho </text:span><text:span text:style-name="T18">pode ser local </text:span><text:span text:style-name="T19">(através do id, class, caminho do arquivo etc.) </text:span><text:span text:style-name="T18">ou externo (</text:span><text:span text:style-name="T19">link de um site</text:span><text:span text:style-name="T18">). </text:span><text:span text:style-name="T20">Basicamente vai pegar uma forma (shape) e aplicar em um elemento (imagem, svg, texto etc.):</text:span></text:p>
      <text:p text:style-name="P19">clip-path: url(caminho); </text:p>
      <text:p text:style-name="P3"/>
      <text:p text:style-name="P6">É possível tambem usar o elemento &lt;defs&gt; para pegar apenas o formato (&lt;path&gt;) de um svg e esconder ele do documento.</text:p>
      <text:p text:style-name="P6"/>
      <text:p text:style-name="P8"><text:span text:style-name="T9">inset -</text:span> <text:span text:style-name="T21">Faz uma contração nos limites/bordas do elemento, </text:span><text:span text:style-name="T22">ou seja, a imagem será recolhida/recortada em certos valores. Funciona mais ou menos da mesma forma que paddings ou margins, por isso as medidas aceitas são px, %, em, rem, vw e vh. Os possíveis valores são:</text:span></text:p>
      <text:p text:style-name="P9"><text:s text:c="5"/><text:span text:style-name="T9">Um valor -</text:span> Recorta todos os lados.</text:p>
      <text:p text:style-name="P9"><text:s text:c="5"/><text:span text:style-name="T9">Dois valores -</text:span> O primeiro recorta o top e bottom, o segundo recorta o <text:s text:c="2"/></text:p>
      <text:p text:style-name="P9"><text:s text:c="5"/>right e left.</text:p>
      <text:p text:style-name="P9"><text:s text:c="5"/><text:span text:style-name="T9">Quatro valores -</text:span> O primeiro recorta o top, o segundo o right, o terceiro </text:p>
      <text:p text:style-name="P9"><text:s text:c="5"/>o bottom e o quarto o left.</text:p>
      <text:p text:style-name="P10"><text:soft-page-break/><text:span text:style-name="T9"><text:s text:c="5"/></text:span><text:span text:style-name="T13">r</text:span><text:span text:style-name="T9">ound -</text:span> Arredonda a borda do elemento <text:span text:style-name="T23">a partir dos valores seguintes:</text:span></text:p>
      <text:p text:style-name="P12"><text:span text:style-name="T9"><text:s text:c="10"/></text:span><text:span text:style-name="T11">Um valor:</text:span><text:span text:style-name="T23"> </text:span><text:span text:style-name="T24">A</text:span><text:span text:style-name="T23">rredonda todas as bordas.</text:span></text:p>
      <text:p text:style-name="P12"><text:span text:style-name="T9"><text:s text:c="10"/></text:span><text:span text:style-name="T12">D</text:span><text:span text:style-name="T11">ois valores: </text:span><text:span text:style-name="T24">O primeiro arredonda o top left e o bottom right, o </text:span></text:p>
      <text:p text:style-name="P12"><text:span text:style-name="T9"><text:s text:c="10"/></text:span><text:span text:style-name="T24">segundo arredonda o top right e o bottom left.</text:span></text:p>
      <text:p text:style-name="P13"><text:span text:style-name="T14"><text:s text:c="10"/></text:span><text:span text:style-name="T9">Quatro valores:</text:span> O primeiro valor arredonda a borda left top, o </text:p>
      <text:p text:style-name="P13"><text:span text:style-name="T14"><text:s text:c="10"/></text:span>segundo arredonda a borda right top, o terceiro arredonda a borda </text:p>
      <text:p text:style-name="P13"><text:span text:style-name="T14"><text:s text:c="10"/></text:span>right bottom e o quarto arredonda a borda left bottom.</text:p>
      <text:p text:style-name="P11"/>
      <text:p text:style-name="P14">clip-path: inset( <text:s/>); </text:p>
      <text:p text:style-name="P7"/>
      <text:p text:style-name="P23"><text:span text:style-name="T9">circle -</text:span> <text:span text:style-name="T25">Define um circulo usando um raio e uma posição. </text:span><text:span text:style-name="T26">O primeiro valor é o raio do circulo / tamanho dele e é possível adicionar um “at” seguido de dois valores, que irão especificar a posição em que o circulo vai ficar, podendo ser numeros ou os valores top, right, bottom e left, o primeiro valor depois do “at” representa o x e o segundo o y: </text:span><text:span text:style-name="T4">clip-path: circle( ); </text:span></text:p>
      <text:p text:style-name="P23"/>
      <text:p text:style-name="P24"><text:span text:style-name="T9">ellipse –</text:span> <text:span text:style-name="T27">Define uma ellipse usando dois raios e uma posição. A ellipse é essencialmente um circulo achatado, então age de forma semelhante ao circle, a diferença é que precisará de dois valores pra definir o raio / tamanho dela, o primeiro representa o x e o segundo o y. Tambem é possível adicionar o “at” para especificar a posição em que a ellipse vai ficar, o primeiro valor depois do “at” representa o x e o segundo o y: </text:span></text:p>
      <text:p text:style-name="P20"><text:span text:style-name="T27">clip-path: ellipse( ); </text:span></text:p>
      <text:p text:style-name="P25"/>
      <text:p text:style-name="P26"><text:span text:style-name="T9">polygon –</text:span> Define um pol<text:span text:style-name="T28">í</text:span>gon<text:span text:style-name="T28">o</text:span> usando uma regra de preenchimento<text:tab/> SVG e um conjunto de vértices. A cada separação de virgula é definido um ponto no pol<text:span text:style-name="T28">Í</text:span>gono que é marcado na própria imagem. <text:span text:style-name="T28">Por isso t</text:span>odos os valores são coordenadas x y da imagem: </text:p>
      <text:p text:style-name="P22">polygon(x y, x y, x y,) </text:p>
      <text:p text:style-name="P21"><text:span text:style-name="T27">clip-path: </text:span><text:span text:style-name="T28">polygon</text:span><text:span text:style-name="T27">( ); </text:span></text:p>
      <text:p text:style-name="P27"><text:soft-page-break/><text:span text:style-name="T9">path –</text:span> <text:span text:style-name="T29">Define uma forma usando uma regra de preenchimento SVG opcional e uma definição de caminho SVG: </text:span><text:span text:style-name="T5">clip-path: path( ); </text:span></text:p>
      <text:h text:style-name="P16" text:outline-level="2">Clip path maker</text:h>
      <text:p text:style-name="P29"><text:span text:style-name="T30">Permite fazer pré-definições e personalizar qualquer formato desejado livremente: </text:span><text:a xlink:type="simple" xlink:href="https://bennettfeely.com/clippy/" text:style-name="Internet_20_link" text:visited-style-name="Visited_20_Internet_20_Link"><text:span text:style-name="T28">https://bennettfeely.com/clippy/</text:span></text:a><text:span text:style-name="T28"> </text:span></text:p>
      <text:h text:style-name="P17" text:outline-level="2">Link</text:h>
      <text:p text:style-name="P30"><text:a xlink:type="simple" xlink:href="https://developer.mozilla.org/en-US/docs/Web/CSS/clip-path" text:style-name="Internet_20_link" text:visited-style-name="Visited_20_Internet_20_Link">https://developer.mozilla.org/en-US/docs/Web/CSS/clip-path</text:a></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BlinkMacSystemFont, 'Segoe UI', Roboto, Oxygen, Ubuntu, Cantarell, 'Fira Sans', 'Droid Sans', 'Helvetica Neue',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17:37:11.854601989</meta:creation-date>
    <dc:date>2023-07-10T08:20:59.164450374</dc:date>
    <meta:editing-duration>PT3H14M29S</meta:editing-duration>
    <meta:editing-cycles>14</meta:editing-cycles>
    <meta:generator>LibreOffice/7.0.4.2$Linux_X86_64 LibreOffice_project/00$Build-2</meta:generator>
    <meta:document-statistic meta:table-count="0" meta:image-count="0" meta:object-count="0" meta:page-count="3" meta:paragraph-count="34" meta:word-count="542" meta:character-count="3216" meta:non-whitespace-character-count="2592"/>
  </office:meta>
</office:document-meta>
</file>